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none" draw:fill-color="#ffffff" draw:auto-grow-width="true" fo:min-height="0.943cm" fo:min-width="3.0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ff00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textarea-vertical-align="top" draw:auto-grow-height="false" draw:fit-to-size="shrink-to-fit" fo:min-height="18.763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22pt" style:font-size-asian="22pt" style:font-size-complex="22pt"/>
    </style:style>
    <style:style style:name="T3" style:family="text">
      <style:text-properties style:font-name="Courier New1" fo:font-size="22pt" style:font-size-asian="22pt" style:font-size-complex="22pt"/>
    </style:style>
    <style:style style:name="T4" style:family="text">
      <style:text-properties style:font-name="Liberation Sans3" fo:font-size="22pt" style:font-size-asian="22pt" style:font-size-complex="22pt"/>
    </style:style>
    <style:style style:name="T5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Arial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Arial1" fo:font-size="22pt" style:font-size-asian="22pt" style:font-size-complex="22pt"/>
    </style:style>
    <style:style style:name="T11" style:family="text">
      <style:text-properties style:font-name="Arial"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Arial1" fo:font-size="22pt" fo:font-style="italic" style:font-size-asian="22pt" style:font-style-asian="italic" style:font-size-complex="22pt" style:font-style-complex="italic"/>
    </style:style>
    <style:style style:name="T13" style:family="text">
      <style:text-properties style:font-name="Courier New2" fo:font-size="22pt" style:font-size-asian="22pt" style:font-size-complex="22pt"/>
    </style:style>
    <style:style style:name="T14" style:family="text">
      <style:text-properties style:font-name="Courier New1" fo:font-size="18pt" style:font-size-asian="18pt" style:font-size-complex="18pt"/>
    </style:style>
    <style:style style:name="T15" style:family="text">
      <style:text-properties style:font-name="Arial1" fo:font-size="18pt" style:font-size-asian="18pt" style:font-size-complex="18pt"/>
    </style:style>
    <style:style style:name="T16" style:family="text">
      <style:text-properties style:font-name="Courier New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ew of C so far</text:p>
          </draw:text-box>
        </draw:frame>
        <draw:frame presentation:style-name="pr2" draw:layer="layout" svg:width="25.199cm" svg:height="12.178cm" svg:x="1.4cm" svg:y="4.914cm" presentation:class="subtitle">
          <draw:text-box>
            <text:p>To Be Presented </text:p>
            <text:p>Weds 28<text:span text:style-name="T1">th</text:span> Sept 2016</text:p>
          </draw:text-box>
        </draw:frame>
        <draw:frame draw:style-name="gr1" draw:layer="layout" svg:width="3.514cm" svg:height="1.193cm" svg:x="23.286cm" svg:y="18.8cm">
          <draw:text-box>
            <text:p><text:time style:data-style-name="T1" text:time-value="00:00:00">12:21:56</text:time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2cm" svg:height="18.763cm" svg:x="1.4cm" svg:y="0.837cm" presentation:class="title" presentation:user-transformed="true">
          <draw:text-box>
            <text:p text:style-name="P1"><text:line-break/>What are 6 the data types that we've seen so far?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2cm" svg:height="18.763cm" svg:x="1.4cm" svg:y="0.837cm" presentation:class="title" presentation:user-transformed="true">
          <draw:text-box>
            <text:p text:style-name="P1">Answer:-<text:line-break/><text:line-break/><text:span text:style-name="T3"><text:line-break/></text:span><text:span text:style-name="T3">integer</text:span><text:span text:style-name="T3"><text:line-break/></text:span><text:span text:style-name="T3">long</text:span><text:span text:style-name="T3"><text:line-break/></text:span><text:span text:style-name="T3">float</text:span><text:span text:style-name="T3"><text:line-break/></text:span><text:span text:style-name="T3">double</text:span><text:span text:style-name="T3"><text:line-break/></text:span><text:span text:style-name="T3">boolean</text:span><text:span text:style-name="T3"><text:line-break/></text:span><text:span text:style-name="T3">char</text:span><text:span text:style-name="T3"><text:line-break/></text:span><text:span text:style-name="T3">and char[]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What would you store in each one?</text:span><text:span text:style-name="T4"><text:line-break/></text:span><text:span text:style-name="T4"><text:line-break/></text:span><text:span text:style-name="T4">Why do we even have different kinds? <text:s/></text:span><text:span text:style-name="T4"><text:line-break/></text:span><text:span text:style-name="T4"><text:line-break/></text:span><text:span text:style-name="T4">Type safety</text:span>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for loops</text:span></text:p>
            <text:p><text:span text:style-name="T3"/></text:p>
            <text:p><text:span text:style-name="T3">for (int i = 0; i &lt; 101; i++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numbers will this loop print out?</text:span></text:p>
            <text:p><text:span text:style-name="T2"/></text:p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loops</text:span></text:p>
            <text:p><text:span text:style-name="T3"/></text:p>
            <text:p><text:span text:style-name="T3"/></text:p>
            <text:p><text:span text:style-name="T3">int i = 1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--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numbers will this loop print out?</text:span></text:p>
            <text:p><text:span text:style-name="T2"/></text:p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and do loops</text:span></text:p>
            <text:p><text:span text:style-name="T3"/></text:p>
            <text:p><text:span text:style-name="T3">int i = 1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++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j &lt; 10)</text:span></text:p>
            <text:p><text:span text:style-name="T2"/></text:p>
            <text:p><text:span text:style-name="T2">Are these two loops the same?</text:span></text:p>
            <text:p><text:span text:style-name="T2">What numbers will these loops print out?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and do loops</text:span></text:p>
            <text:p><text:span text:style-name="T2"/></text:p>
            <text:p><text:span text:style-name="T2">Answer - yes they are. <text:s/>They both should print 1 to 9.</text:span></text:p>
            <text:p><text:span text:style-name="T3"/></text:p>
            <text:p><text:span text:style-name="T3">int i = 1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++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j &lt; 10)</text:span></text:p>
            <text:p><text:span text:style-name="T2"/></text:p>
            <text:p><text:span text:style-name="T2">What is the difference between do and while loops?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and do loops</text:span></text:p>
            <text:p><text:span text:style-name="T2"/></text:p>
            <text:p><text:span text:style-name="T2">Answer - in a while loop, if the condition is </text:span><text:span text:style-name="T5">false</text:span><text:span text:style-name="T2">, the loop body is never executed</text:span></text:p>
            <text:p><text:span text:style-name="T3"/></text:p>
            <text:p><text:span text:style-name="T3">int i = 100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++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00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j &lt; 10)</text:span></text:p>
            <text:p><text:span text:style-name="T2"/></text:p>
            <text:p><text:span text:style-name="T2">In a do loop, the loop </text:span><text:span text:style-name="T5">body</text:span><text:span text:style-name="T2"> will execute once, even if the condition is false, because its tested at the end.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custom-shape draw:style-name="gr3" draw:text-style-name="P3" draw:layer="layout" svg:width="8.2cm" svg:height="3.6cm" svg:x="16.8cm" svg:y="6.2cm">
          <text:p text:style-name="P2"><text:span text:style-name="T6">False!</text:span></text:p>
          <text:p text:style-name="P2"><text:span text:style-name="T6">100 is not &lt; 10</text:span></text:p>
          <draw:enhanced-geometry svg:viewBox="0 0 21600 21600" draw:text-areas="800 800 20800 20800" draw:type="round-rectangular-callout" draw:modifiers="-24541.9826850384 6340.23882254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8.2cm" svg:height="3.6cm" svg:x="18.6cm" svg:y="12.6cm">
          <text:p text:style-name="P2"><text:span text:style-name="T6">Also false!</text:span></text:p>
          <text:p text:style-name="P2"><text:span text:style-name="T6">100 is not &lt; 10</text:span></text:p>
          <draw:enhanced-geometry svg:viewBox="0 0 21600 21600" draw:text-areas="800 800 20800 20800" draw:type="round-rectangular-callout" draw:modifiers="-26820.2414339715 21803.94334906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infinite loops</text:span></text:p>
            <text:p><text:span text:style-name="T2"/></text:p>
            <text:p><text:span text:style-name="T2">How do we make infinite loops?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infinite loops</text:span></text:p>
            <text:p><text:span text:style-name="T2"/></text:p>
            <text:p><text:span text:style-name="T2">Answer - just use a condition that will always be false:-</text:span></text:p>
            <text:p><text:span text:style-name="T3"/></text:p>
            <text:p><text:span text:style-name="T3">int i = 1;</text:span></text:p>
            <text:p><text:span text:style-name="T3">while (</text:span><text:span text:style-name="T7">true</text:span><text:span text:style-name="T3">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++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</text:span><text:span text:style-name="T7">true</text:span><text:span text:style-name="T3">)</text:span></text:p>
            <text:p><text:span text:style-name="T2"/></text:p>
            <text:p><text:span text:style-name="T2">Don't be tempted to put things like while (1==1). <text:s/>It will work, but it makes code harder to read. <text:s/>Anyone else who reads or edits your code will not like it.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custom-shape draw:style-name="gr3" draw:text-style-name="P3" draw:layer="layout" svg:width="8.2cm" svg:height="3.6cm" svg:x="17.6cm" svg:y="5cm">
          <text:p text:style-name="P2"><text:span text:style-name="T6">This will always be true</text:span></text:p>
          <draw:enhanced-geometry svg:viewBox="0 0 21600 21600" draw:text-areas="800 800 20800 20800" draw:type="round-rectangular-callout" draw:modifiers="-27728.9111084014 12416.5509580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8.2cm" svg:height="3.6cm" svg:x="18.6cm" svg:y="12.6cm">
          <text:p text:style-name="P2"><text:span text:style-name="T6">And this, too</text:span></text:p>
          <draw:enhanced-geometry svg:viewBox="0 0 21600 21600" draw:text-areas="800 800 20800 20800" draw:type="round-rectangular-callout" draw:modifiers="-26820.2414339715 21803.94334906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infinite for loops</text:span></text:p>
            <text:p><text:span text:style-name="T2"/></text:p>
            <text:p><text:span text:style-name="T2">You can make an infinite loop with a for statement :-</text:span></text:p>
            <text:p><text:span text:style-name="T3"/></text:p>
            <text:p><text:span text:style-name="T3">for (</text:span><text:span text:style-name="T7">;;</text:span><text:span text:style-name="T3">) {</text:span></text:p>
            <text:p><text:span text:style-name="T3"><text:s/></text:span><text:span text:style-name="T3"><text:tab/></text:span><text:span text:style-name="T3">printf(“Hello! ”)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It has no initialisation, no stopping condition, and no action part, they're all empty. <text:s/>It just runs forever.</text:span></text:p>
            <text:p><text:span text:style-name="T2"/></text:p>
            <text:p><text:span text:style-name="T2">Looking at other people's code is a great way to learn. <text:s/>There are also some very good style guidelines published by Google and Microsoft.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break and continue</text:span></text:p>
            <text:p><text:span text:style-name="T2"/></text:p>
            <text:p><text:span text:style-name="T2"/></text:p>
            <text:p><text:span text:style-name="T2">What were break and continue used for, in loops and switch statements?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break and continue</text:span></text:p>
            <text:p><text:span text:style-name="T2"/></text:p>
            <text:p><text:span text:style-name="T2">Break is used to immediately </text:span><text:span text:style-name="T8">leave</text:span><text:span text:style-name="T2"> a loop.</text:span></text:p>
            <text:p><text:span text:style-name="T3"/></text:p>
            <text:p><text:span text:style-name="T3">for (int i = 0</text:span><text:span text:style-name="T7">;</text:span><text:span text:style-name="T9"> i &lt; 10; i++</text:span><text:span text:style-name="T3">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f (i == 5) {</text:span></text:p>
            <text:p><text:span text:style-name="T3"><text:s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<text:tab/></text:span><text:span text:style-name="T3">}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will this loop do?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break and continue</text:span></text:p>
            <text:p><text:span text:style-name="T2"/></text:p>
            <text:p><text:span text:style-name="T2">Continue is used to skip the remainder of a loop body.</text:span></text:p>
            <text:p><text:span text:style-name="T3"/></text:p>
            <text:p><text:span text:style-name="T3">for (int i = 0</text:span><text:span text:style-name="T7">;</text:span><text:span text:style-name="T9"> i &lt; 10; i++</text:span><text:span text:style-name="T3">) {</text:span></text:p>
            <text:p><text:span text:style-name="T3"><text:s/></text:span><text:span text:style-name="T3"><text:tab/></text:span><text:span text:style-name="T3">if (i == 5) {</text:span></text:p>
            <text:p><text:span text:style-name="T3"><text:s/></text:span><text:span text:style-name="T3"><text:tab/></text:span><text:span text:style-name="T3"><text:tab/></text:span><text:span text:style-name="T3">continue;</text:span></text:p>
            <text:p><text:span text:style-name="T3"><text:s/></text:span><text:span text:style-name="T3"><text:tab/></text:span><text:span text:style-name="T3"><text:tab/></text:span><text:span text:style-name="T3">}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will this loop do?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case statement</text:span></text:p>
            <text:p><text:span text:style-name="T2"/></text:p>
            <text:p><text:span text:style-name="T3">switch(i) {</text:span></text:p>
            <text:p><text:span text:style-name="T3"><text:s/></text:span><text:span text:style-name="T3"><text:tab/></text:span><text:span text:style-name="T3">case 0:</text:span><text:span text:style-name="T3"><text:tab/></text:span><text:span text:style-name="T3">printf(“zero”);</text:span></text:p>
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case 1: printf(“one”);</text:span></text:p>
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case 2: printf(“two”);</text:span></text:p>
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default: printf(“something else);</text:span></text:p>
            <text:p><text:span text:style-name="T3"><text:s/></text:span><text:span text:style-name="T3"><text:tab/></text:span><text:span text:style-name="T3">}</text:span></text:p>
            <text:p><text:span text:style-name="T10">A case statement is a much neater way to do things than using lots of chained-together ifs:-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case statement</text:span></text:p>
            <text:p><text:span text:style-name="T2"/></text:p>
            <text:p><text:span text:style-name="T3">if (i == 0) {</text:span></text:p>
            <text:p><text:span text:style-name="T3"><text:s/></text:span><text:span text:style-name="T3"><text:tab/></text:span><text:span text:style-name="T3">printf(“zero”);</text:span></text:p>
            <text:p><text:span text:style-name="T3"><text:s/></text:span><text:span text:style-name="T3"><text:tab/></text:span><text:span text:style-name="T3">}</text:span></text:p>
            <text:p><text:span text:style-name="T3">else if (i == 1) {</text:span></text:p>
            <text:p><text:span text:style-name="T3"><text:s/></text:span><text:span text:style-name="T3"><text:tab/></text:span><text:span text:style-name="T3">printf(“one”);</text:span></text:p>
            <text:p><text:span text:style-name="T3"><text:s/></text:span><text:span text:style-name="T3"><text:tab/></text:span><text:span text:style-name="T3">}</text:span></text:p>
            <text:p><text:span text:style-name="T3">else if (i == 2) {</text:span></text:p>
            <text:p><text:span text:style-name="T3"><text:s/></text:span><text:span text:style-name="T3"><text:tab/></text:span><text:span text:style-name="T3">printf(“two”);</text:span></text:p>
            <text:p><text:span text:style-name="T3"><text:s/></text:span><text:span text:style-name="T3"><text:tab/></text:span><text:span text:style-name="T3">}</text:span></text:p>
            <text:p><text:span text:style-name="T3">else {</text:span></text:p>
            <text:p><text:span text:style-name="T3"><text:s/></text:span><text:span text:style-name="T3"><text:tab/></text:span><text:span text:style-name="T3">printf(“something else)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10">We will be introducing one to our calculator.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/></text:p>
            <text:p><text:span text:style-name="T2">What does Test-driven development mean?</text:span></text:p>
            <text:p><text:span text:style-name="T10"/></text:p>
            <text:p><text:span text:style-name="T10">What happens first?</text:span></text:p>
            <text:p><text:span text:style-name="T10"/></text:p>
            <text:p><text:span text:style-name="T10">How does this help write good software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/></text:p>
            <text:p><text:span text:style-name="T2">What does Test-driven development mean?</text:span></text:p>
            <text:p><text:span text:style-name="T2"/></text:p>
            <text:p><text:span text:style-name="T2"><text:s/></text:span><text:span text:style-name="T2"><text:tab/></text:span><text:span text:style-name="T11">Development is driven by specifying what a section of a program must do, and then writing code that does only that.</text:span></text:p>
            <text:p><text:span text:style-name="T10"/></text:p>
            <text:p><text:span text:style-name="T10">What happens first?</text:span></text:p>
            <text:p><text:span text:style-name="T10"/></text:p>
            <text:p><text:span text:style-name="T10"><text:s/></text:span><text:span text:style-name="T10"><text:tab/></text:span><text:span text:style-name="T12">The tests that the code must pass are written.</text:span></text:p>
            <text:p><text:span text:style-name="T10"/></text:p>
            <text:p><text:span text:style-name="T10">How does this help write good software?</text:span></text:p>
            <text:p><text:span text:style-name="T12"/></text:p>
            <text:p><text:span text:style-name="T12"><text:s/></text:span><text:span text:style-name="T12"><text:tab/></text:span><text:span text:style-name="T12">It makes you focus on what the code must do, before you begin to write it. <text:s/>It helps to keep designs simp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the enum</text:span></text:p>
            <text:p><text:span text:style-name="T2"/></text:p>
            <text:p><text:span text:style-name="T2">Short for enumeration, it means a counting up of something.</text:span></text:p>
            <text:p><text:span text:style-name="T2">We could declare one like this :-</text:span></text:p>
            <text:p><text:span text:style-name="T2"/></text:p>
            <text:p><text:span text:style-name="T3">enum MathsOperations {ADD, SUBTRACT, MULTIPLY, DIVIDE};</text:span></text:p>
            <text:p><text:span text:style-name="T10"/></text:p>
            <text:p><text:span text:style-name="T10">And then we can do things like this :-</text:span></text:p>
            <text:p><text:span text:style-name="T10"/></text:p>
            <text:p><text:span text:style-name="T10">declare a variable to be of this type.</text:span></text:p>
            <text:p><text:span text:style-name="T10"/></text:p>
            <text:p><text:span text:style-name="T13"><text:s/></text:span><text:span text:style-name="T13"><text:tab/></text:span><text:span text:style-name="T13"><text:tab/></text:span><text:span text:style-name="T13">enum theOperation;</text:span></text:p>
            <text:p><text:span text:style-name="T10">and assign it a value</text:span></text:p>
            <text:p><text:span text:style-name="T13"><text:s/></text:span><text:span text:style-name="T13"><text:tab/></text:span><text:span text:style-name="T13"> </text:span><text:span text:style-name="T13"><text:tab/></text:span><text:span text:style-name="T13">theOperation = ADD;</text:span></text:p>
            <text:p><text:span text:style-name="T10">and test it for equality</text:span></text:p>
            <text:p><text:span text:style-name="T13"><text:s/></text:span><text:span text:style-name="T13"><text:tab/></text:span><text:span text:style-name="T13"> </text:span><text:span text:style-name="T13"><text:tab/></text:span><text:span text:style-name="T13">if (theOperation == DIVIDE) {</text:span></text:p>
            <text:p><text:span text:style-name="T13"><text:s/></text:span><text:span text:style-name="T13"><text:tab/></text:span><text:span text:style-name="T13"> </text:span><text:span text:style-name="T13"><text:tab/></text:span><text:span text:style-name="T13">}</text:span></text:p>
            <text:p><text:span text:style-name="T10"/></text:p>
            <text:p><text:span text:style-name="T10">So you can see, instead of our code saying if (theOperation == 3), where 3 would be the code for division, we can use something more meaningful to us, the reader of it. <text:s/>We don't have to remember that the code for division is 3, we can see it on the page, or screen.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The last thing that we did was write our two kinds of factorial, the iterative and recursive ones.</text:span></text:p>
            <text:p><text:span text:style-name="T2"/></text:p>
            <text:p><text:span text:style-name="T2">But we didn't add it to the calculator. <text:s/>Lets do that now.</text:span></text:p>
            <text:p><text:span text:style-name="T2">Add a file to the project called factorial.c</text:span></text:p>
            <text:p><text:span text:style-name="T2">Put the code for the factorial functions in it -</text:span></text:p>
            <text:p text:style-name="P1"><text:span text:style-name="T14"/></text:p>
            <text:p text:style-name="P1"><text:span text:style-name="T14">long factorialIterative(long n) {</text:span></text:p>
            <text:p text:style-name="P1"><text:span text:style-name="T14">if (n &lt; 0)</text:span></text:p>
            <text:p text:style-name="P1"><text:span text:style-name="T14"><text:s text:c="2"/></text:span><text:span text:style-name="T14"><text:tab/></text:span><text:span text:style-name="T14">return -1;</text:span></text:p>
            <text:p text:style-name="P1"><text:span text:style-name="T14">if (n == 0)</text:span></text:p>
            <text:p text:style-name="P1"><text:span text:style-name="T14"><text:s/></text:span><text:span text:style-name="T14"><text:tab/></text:span><text:span text:style-name="T14">return 1;</text:span></text:p>
            <text:p text:style-name="P1"><text:span text:style-name="T14">long answer = n;</text:span></text:p>
            <text:p text:style-name="P1"><text:span text:style-name="T14">while (--n &gt; 1) {</text:span></text:p>
            <text:p text:style-name="P1"><text:span text:style-name="T14"><text:s/></text:span><text:span text:style-name="T14"><text:tab/></text:span><text:span text:style-name="T14">answer = answer * n;</text:span></text:p>
            <text:p text:style-name="P1"><text:span text:style-name="T14"><text:s/></text:span><text:span text:style-name="T14"><text:tab/></text:span><text:span text:style-name="T14">}</text:span></text:p>
            <text:p text:style-name="P1"><text:span text:style-name="T14">return answer;</text:span></text:p>
            <text:p text:style-name="P1"><text:span text:style-name="T14">}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And this :-</text:span></text:p>
            <text:p><text:span text:style-name="T14">long factorialRecursive (long n) {</text:span></text:p>
            <text:p text:style-name="P1"><text:span text:style-name="T14">if (n &lt; 0)</text:span></text:p>
            <text:p text:style-name="P1"><text:span text:style-name="T14"><text:s/></text:span><text:span text:style-name="T14"><text:tab/></text:span><text:span text:style-name="T14">return -1;</text:span><text:span text:style-name="T14"><text:tab/></text:span><text:span text:style-name="T14">/* indicate an error */</text:span></text:p>
            <text:p text:style-name="P1"><text:span text:style-name="T14">if (n == 1)</text:span></text:p>
            <text:p text:style-name="P1"><text:span text:style-name="T14"><text:s/></text:span><text:span text:style-name="T14"><text:tab/></text:span><text:span text:style-name="T14">return 1;</text:span></text:p>
            <text:p text:style-name="P1"><text:span text:style-name="T14">else</text:span></text:p>
            <text:p text:style-name="P1"><text:span text:style-name="T14"><text:s/></text:span><text:span text:style-name="T14"><text:tab/></text:span><text:span text:style-name="T14">return (n * factorial(n - 1));</text:span></text:p>
            <text:p text:style-name="P1"><text:span text:style-name="T14">}</text:span></text:p>
            <text:p text:style-name="P1"><text:span text:style-name="T2">and the wrapper function, that determines which one we use :-</text:span></text:p>
            <text:p text:style-name="P1"><text:span text:style-name="T14">long factorial (long n) {</text:span></text:p>
            <text:p text:style-name="P1"><text:span text:style-name="T14"><text:s/></text:span><text:span text:style-name="T14"><text:tab/></text:span><text:span text:style-name="T14">//return (factorialIterative (long n));</text:span></text:p>
            <text:p text:style-name="P1"><text:span text:style-name="T14"><text:s/></text:span><text:span text:style-name="T14"><text:tab/></text:span><text:span text:style-name="T14">return (factorialRecursive (long n));</text:span></text:p>
            <text:p text:style-name="P1"><text:span text:style-name="T14">}</text:span></text:p>
            <text:p text:style-name="P1"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We can now add them to the calculator.</text:span></text:p>
            <text:p><text:span text:style-name="T2"/></text:p>
            <text:p><text:span text:style-name="T2">The factorial function only needs one number. <text:s/>We have a choice, ask for two inputs and throw away one, or check after we've got the first number and the operation.</text:span></text:p>
            <text:p><text:span text:style-name="T14"/></text:p>
            <text:p><text:span text:style-name="T15">Find the place where the operation is entered, and add this code :-</text:span></text:p>
            <text:p><text:span text:style-name="T15"/></text:p>
            <text:p><text:span text:style-name="T16">number1 = strtol(buffer, NULL, 10);</text:span></text:p>
            <text:p><text:span text:style-name="T16"/></text:p>
            <text:p><text:span text:style-name="T14">if (strcmp(operation, “!”) == 0) {</text:span></text:p>
            <text:p><text:span text:style-name="T14"><text:s/></text:span><text:span text:style-name="T14"><text:tab/></text:span><text:span text:style-name="T14">printf(“%ld! = %ld\n”, number1, factorial(number1));</text:span></text:p>
            <text:p><text:span text:style-name="T14"><text:s/></text:span><text:span text:style-name="T14"><text:tab/></text:span><text:span text:style-name="T14">// something;</text:span></text:p>
            <text:p><text:span text:style-name="T14"><text:s/></text:span><text:span text:style-name="T14"><text:tab/></text:span><text:span text:style-name="T14">}</text:span></text:p>
            <text:p><text:span text:style-name="T14"/></text:p>
            <text:p><text:span text:style-name="T16">printf(“Number2: “);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What needs to be put in place of the </text:span></text:p>
            <text:p><text:span text:style-name="T2"/></text:p>
            <text:p><text:span text:style-name="T2"><text:s/></text:span><text:span text:style-name="T2"><text:tab/></text:span><text:span text:style-name="T2">// something?</text:span></text:p>
            <text:p><text:span text:style-name="T15"/></text:p>
            <text:p><text:span text:style-name="T2">What needs to happen once the factorial has been printed out, and which command(s) will make this happen?</text:span></text:p>
            <text:p><text:span text:style-name="T2"/></text:p>
            <text:p><text:span text:style-name="T2">Test that the factorial works. <text:s/>What happens if you give it a negative number?</text:span></text:p>
            <text:p><text:span text:style-name="T2"/></text:p>
            <text:p><text:span text:style-name="T2">Do we need to add some error handling to the calculator? <text:s/></text:span></text:p>
            <text:p><text:span text:style-name="T2">Underflow and overflow.</text:span></text:p>
            <text:p><text:span text:style-name="T2"/></text:p>
            <text:p><text:span text:style-name="T2">EN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9-19T16:39:21.538569187</meta:creation-date>
    <dc:date>2016-10-05T12:21:56.174542576</dc:date>
    <dc:creator>Mark Woodrow</dc:creator>
    <meta:editing-duration>P1DT20H56M5S</meta:editing-duration>
    <meta:editing-cycles>16</meta:editing-cycles>
    <meta:generator>LibreOffice/4.2.8.2$Linux_x86 LibreOffice_project/420m0$Build-2</meta:generator>
    <meta:document-statistic meta:object-count="98"/>
  </office:meta>
</office:document-meta>
</file>